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84.5" calcext:value-type="float">
            <text:p>84.5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75" calcext:value-type="float">
            <text:p>75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66.5" calcext:value-type="float">
            <text:p>66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ign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efinizione sch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quer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I feedback e acquis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r cas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zio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ornamento swagger e aggiunta nuove cos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utent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roblemi tecnic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forni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 models, ancor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ource models, d5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fornitor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sc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p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rudio funzionamento javascript e html per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isoluzione problema fetching api con html e javascrip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rontend fornitor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difica login in fornitore.js e piccole modifiche di risoluzione erro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udio funzionamento css e creazione file style.c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ck corner case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difica style.c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on sty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i gestione richieste acquist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s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gestione richieste acquisto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ile pagina con boots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visione front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ing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crittura documento d4</text:p>
          </table:table-cell>
          <table:table-cell table:number-columns-repeated="7"/>
        </table:table-row>
        <table:table-row table:style-name="ro1" table:number-rows-repeated="104853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0">00/00/0000</text:date>, <text:time style:data-style-name="N2" text:time-value="16:33:40.496958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2:11:05.951392482</meta:creation-date>
    <dc:date>2022-12-30T16:34:12.756085670</dc:date>
    <meta:editing-duration>PT6H49M36S</meta:editing-duration>
    <meta:editing-cycles>81</meta:editing-cycles>
    <meta:generator>LibreOffice/6.4.7.2$Linux_X86_64 LibreOffice_project/40$Build-2</meta:generator>
    <meta:document-statistic meta:table-count="1" meta:cell-count="291" meta:object-count="0"/>
  </office:meta>
</office:document-meta>
</file>